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ource Han Sans CN" svg:font-family="'Source Han Sans CN'" style:font-family-generic="system" style:font-pitch="variable"/>
  </office:font-face-decls>
  <office:automatic-styles>
    <style:style style:name="P1" style:family="paragraph" style:parent-style-name="Text_20_body" style:list-style-name="L1">
      <style:paragraph-properties fo:margin-top="0in" fo:margin-bottom="0in" style:contextual-spacing="false"/>
    </style:style>
    <style:style style:name="P2" style:family="paragraph" style:parent-style-name="Text_20_body" style:list-style-name="L1"/>
    <style:style style:name="P3" style:family="paragraph" style:parent-style-name="Text_20_body" style:list-style-name="L2">
      <style:paragraph-properties fo:margin-top="0in" fo:margin-bottom="0in" style:contextual-spacing="false"/>
    </style:style>
    <style:style style:name="P4" style:family="paragraph" style:parent-style-name="Text_20_body" style:list-style-name="L2"/>
    <style:style style:name="P5" style:family="paragraph" style:parent-style-name="Text_20_body" style:list-style-name="L3">
      <style:paragraph-properties fo:margin-top="0in" fo:margin-bottom="0in" style:contextual-spacing="false"/>
    </style:style>
    <style:style style:name="P6" style:family="paragraph" style:parent-style-name="Text_20_body" style:list-style-name="L3"/>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LICENSE SUMMARY - GNU GPL v3 for Input Testing Utility Suite</text:h>
      <text:h text:style-name="Heading_20_2" text:outline-level="2">Copyright and Permissions</text:h>
      <text:p text:style-name="Text_20_body">Copyright (C) 2025 Input Testing Utility Suite Contributors</text:p>
      <text:p text:style-name="Text_20_body">This program is free software released under the GNU General Public License v3.0 (GPL-3.0). This license gives you the following freedoms:</text:p>
      <text:list text:style-name="L1">
        <text:list-item>
          <text:p text:style-name="P1"><text:span text:style-name="Strong_20_Emphasis">Freedom to use</text:span>: You can use this software for any purpose </text:p>
        </text:list-item>
        <text:list-item>
          <text:p text:style-name="P1"><text:span text:style-name="Strong_20_Emphasis">Freedom to study</text:span>: You can examine the source code to see how it works </text:p>
        </text:list-item>
        <text:list-item>
          <text:p text:style-name="P1"><text:span text:style-name="Strong_20_Emphasis">Freedom to share</text:span>: You can redistribute this software to others </text:p>
        </text:list-item>
        <text:list-item>
          <text:p text:style-name="P2"><text:span text:style-name="Strong_20_Emphasis">Freedom to modify</text:span>: You can change the software to suit your needs </text:p>
        </text:list-item>
      </text:list>
      <text:h text:style-name="Heading_20_2" text:outline-level="2">Key License Terms</text:h>
      <text:p text:style-name="Text_20_body">When using, modifying, or distributing this software, you must:</text:p>
      <text:list text:style-name="L2">
        <text:list-item>
          <text:p text:style-name="P3">Keep all copyright notices intact </text:p>
        </text:list-item>
        <text:list-item>
          <text:p text:style-name="P3">Include the original license </text:p>
        </text:list-item>
        <text:list-item>
          <text:p text:style-name="P3">Make the source code available when distributing modified versions </text:p>
        </text:list-item>
        <text:list-item>
          <text:p text:style-name="P4">License any derivative works under the same GPL-3.0 terms </text:p>
        </text:list-item>
      </text:list>
      <text:p text:style-name="Text_20_body">This ensures that all users maintain the same freedoms with any version of the software.</text:p>
      <text:h text:style-name="Heading_20_2" text:outline-level="2">No Warranty</text:h>
      <text:p text:style-name="Text_20_body">This software is provided "as is" without warranty of any kind, either expressed or implied. The entire risk as to the quality and performance of the program is with you. Should the program prove defective, you assume the cost of all necessary servicing, repair, or correction.</text:p>
      <text:h text:style-name="Heading_20_2" text:outline-level="2">Limitation of Liability</text:h>
      <text:p text:style-name="Text_20_body">In no event will the copyright holders be liable for damages arising from the use or inability to use this program, even if they have been advised of the possibility of such damages.</text:p>
      <text:h text:style-name="Heading_20_2" text:outline-level="2">Conveying Modified Versions</text:h>
      <text:p text:style-name="Text_20_body">If you modify and distribute this software, you must:</text:p>
      <text:list text:style-name="L3">
        <text:list-item>
          <text:p text:style-name="P5">Clearly mark your changes </text:p>
        </text:list-item>
        <text:list-item>
          <text:p text:style-name="P5">Include prominent notices that the work is released under GPL-3.0 </text:p>
        </text:list-item>
        <text:list-item>
          <text:p text:style-name="P5">License the entire work as a whole under GPL-3.0 </text:p>
        </text:list-item>
        <text:list-item>
          <text:p text:style-name="P6"><text:soft-page-break/>Ensure the modified work displays appropriate legal notices </text:p>
        </text:list-item>
      </text:list>
      <text:h text:style-name="Heading_20_2" text:outline-level="2">Special Requirement for User Products</text:h>
      <text:p text:style-name="Text_20_body">If you convey the program as part of a consumer product, you must include the necessary information to allow users to install modified versions of the software on the device.</text:p>
      <text:h text:style-name="Heading_20_2" text:outline-level="2">Questions and Contact</text:h>
      <text:p text:style-name="Text_20_body">For questions about licensing or contributions, please contact the repository owner.</text:p>
      <text:p text:style-name="Text_20_body">For the complete GNU GPL v3.0 license text, visit: https://www.gnu.org/licenses/gpl-3.0.html</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chapter">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3-02T22:33:18.944850615</meta:creation-date>
    <dc:date>2025-03-02T22:34:43.358041707</dc:date>
    <meta:editing-duration>PT1M24S</meta:editing-duration>
    <meta:editing-cycles>1</meta:editing-cycles>
    <meta:document-statistic meta:table-count="0" meta:image-count="0" meta:object-count="0" meta:page-count="2" meta:paragraph-count="30" meta:word-count="342" meta:character-count="2093" meta:non-whitespace-character-count="1781"/>
    <meta:generator>LibreOffice/25.2.1.2$Linux_X86_64 LibreOffice_project/06be0b677cf93f5f820bf148221b39a6313dab85</meta:generator>
  </office:meta>
</office:document-meta>
</file>